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And yet,</text:p>
      <text:p text:style-name="Normal"><text:span text:style-name="T1">“Ouch...” 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uh? </text:span>She hadn’t mentally prepared for this. <text:span text:style-name="T1">Why are you...?</text:span></text:p>
      <text:p text:style-name="Normal">In times immemorial, she’d subconsciously understood that delusions were best when there was a chance, however slight, they may come true. She didn’t know where <text:span text:style-name="T1">you </text:span>lived, but she did know that you lived close enough to her that the first few days of school, the two of you went home together for most of the way. Those were the first times you’d talked to one another. Those were the days she didn’t think anything of your company. Thinking back on it, not quite actually, <text:span text:style-name="T1">I thought you were annoying, back then. </text:span>She’d never met anyone as talkative as you were, and she remembered how because you burnt through her social batteries every time, she had a headache by the time she got off the bus. <text:span text:style-name="T1">I had to spend entire afternoons in bed just to recover... But... </text:span>But even so, deep down, she’d been glad she’d found someone to talk to. <text:span text:style-name="T1">Don’t get me wrong though, you were still annoying.</text:span></text:p>
      <text:p text:style-name="Normal">All these memories passed through her mind in a flash, and, after reminiscing on them for a second, she smiled. All of a sudden, walking up to you didn’t sound so daunting any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